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45pt"/>
    </style:style>
    <style:style style:name="co2" style:family="table-column">
      <style:table-column-properties fo:break-before="auto" style:column-width="382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6.84pt"/>
    </style:style>
    <style:style style:name="co5" style:family="table-column">
      <style:table-column-properties fo:break-before="auto" style:column-width="198.99pt"/>
    </style:style>
    <style:style style:name="co6" style:family="table-column">
      <style:table-column-properties fo:break-before="auto" style:column-width="73.59pt"/>
    </style:style>
    <style:style style:name="co7" style:family="table-column">
      <style:table-column-properties fo:break-before="auto" style:column-width="57.9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3.64pt"/>
    </style:style>
    <style:style style:name="co11" style:family="table-column">
      <style:table-column-properties fo:break-before="auto" style:column-width="55.76pt"/>
    </style:style>
    <style:style style:name="co12" style:family="table-column">
      <style:table-column-properties fo:break-before="auto" style:column-width="36.14pt"/>
    </style:style>
    <style:style style:name="co13" style:family="table-column">
      <style:table-column-properties fo:break-before="auto" style:column-width="78.8pt"/>
    </style:style>
    <style:style style:name="co14" style:family="table-column">
      <style:table-column-properties fo:break-before="auto" style:column-width="70.3pt"/>
    </style:style>
    <style:style style:name="co15" style:family="table-column">
      <style:table-column-properties fo:break-before="auto" style:column-width="44.96pt"/>
    </style:style>
    <style:style style:name="co16" style:family="table-column">
      <style:table-column-properties fo:break-before="auto" style:column-width="43pt"/>
    </style:style>
    <style:style style:name="co17" style:family="table-column">
      <style:table-column-properties fo:break-before="auto" style:column-width="527.05pt"/>
    </style:style>
    <style:style style:name="co18" style:family="table-column">
      <style:table-column-properties fo:break-before="auto" style:column-width="73.9pt"/>
    </style:style>
    <style:style style:name="co19" style:family="table-column">
      <style:table-column-properties fo:break-before="auto" style:column-width="113.75pt"/>
    </style:style>
    <style:style style:name="co20" style:family="table-column">
      <style:table-column-properties fo:break-before="auto" style:column-width="140.8pt"/>
    </style:style>
    <style:style style:name="co21" style:family="table-column">
      <style:table-column-properties fo:break-before="auto" style:column-width="84.95pt"/>
    </style:style>
    <style:style style:name="co22" style:family="table-column">
      <style:table-column-properties fo:break-before="auto" style:column-width="58.51pt"/>
    </style:style>
    <style:style style:name="co23" style:family="table-column">
      <style:table-column-properties fo:break-before="auto" style:column-width="857.85pt"/>
    </style:style>
    <style:style style:name="co24" style:family="table-column">
      <style:table-column-properties fo:break-before="auto" style:column-width="714.8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0.99pt" fo:break-before="auto" style:use-optimal-row-height="true"/>
    </style:style>
    <style:style style:name="ro5" style:family="table-row">
      <style:table-row-properties style:row-height="27.95pt" fo:break-before="auto" style:use-optimal-row-height="true"/>
    </style:style>
    <style:style style:name="ro6" style:family="table-row">
      <style:table-row-properties style:row-height="35.4pt" fo:break-before="auto" style:use-optimal-row-height="true"/>
    </style:style>
    <style:style style:name="ro7" style:family="table-row">
      <style:table-row-properties style:row-height="24.24pt" fo:break-before="auto" style:use-optimal-row-height="true"/>
    </style:style>
    <style:style style:name="ro8" style:family="table-row">
      <style:table-row-properties style:row-height="124.95pt" fo:break-before="auto" style:use-optimal-row-height="true"/>
    </style:style>
    <style:style style:name="ro9" style:family="table-row">
      <style:table-row-properties style:row-height="91.39pt" fo:break-before="auto" style:use-optimal-row-height="true"/>
    </style:style>
    <style:style style:name="ro10" style:family="table-row">
      <style:table-row-properties style:row-height="46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pt"/>
      <style:text-properties style:font-name="Lucida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cida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66cc" style:vertical-align="middle"/>
      <style:text-properties style:font-name="Lucida Sans"/>
    </style:style>
    <style:style style:name="ce6" style:family="table-cell" style:parent-style-name="Default">
      <style:text-properties style:font-name="Lucida Sans"/>
    </style:style>
    <style:style style:name="ce7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Lucida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3333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33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ontent-validations>
        <table:content-validation table:name="val1" table:condition="of:cell-content-is-in-list([$Dados.$A$2:.$A$3])" table:allow-empty-cell="true" table:display-list="unsorted" table:base-cell-address="Components.D3">
          <table:error-message table:message-type="stop" table:display="true"/>
        </table:content-validation>
        <table:content-validation table:name="val2" table:condition="of:cell-content-is-in-list([$Dados.$A$2:.$A$3])" table:allow-empty-cell="true" table:display-list="unsorted" table:base-cell-address="Cenarios.B2">
          <table:error-message table:message-type="stop" table:display="true"/>
        </table:content-validation>
        <table:content-validation table:name="val3" table:condition="of:cell-content-is-in-list([$Dados.$B$2:.$B$3])" table:allow-empty-cell="true" table:display-list="unsorted" table:base-cell-address="Cenarios.C100"/>
        <table:content-validation table:name="val4" table:condition="of:cell-content-is-in-list([$Dados.$A$2:.$A$3])" table:allow-empty-cell="true" table:display-list="unsorted" table:base-cell-address="'UMDF - Casos de Teste'.B3"/>
        <table:content-validation table:name="val5" table:condition="of:cell-content-is-in-list([$Dados.$A$2:.$A$3])" table:allow-empty-cell="true" table:display-list="unsorted" table:base-cell-address="'UMDF - Casos de Teste'.B300"/>
        <table:content-validation table:name="val6" table:condition="of:cell-content-is-in-list([$Dados.$B$2:.$B$3])" table:allow-empty-cell="true" table:display-list="unsorted" table:base-cell-address="'UMDF - Casos de Teste'.C2"/>
        <table:content-validation table:name="val7" table:condition="of:cell-content-is-in-list([$Dados.$B$2:.$B$3])" table:allow-empty-cell="true" table:display-list="unsorted" table:base-cell-address="'UMDF - Casos de Teste'.C197"/>
      </table:content-validations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Objective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Biblioteca para conexao aos servicos de envio de ordens e MarketData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Biblioteca com 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Biblioteca para manipulacao de dados e arquivos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Biblioteca para persistencia em banco de dado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Servico de recebimento de ordens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logging</text:p>
          </table:table-cell>
          <table:table-cell office:value-type="string" calcext:value-type="string">
            <text:p>Biblioteca para tratamento de logs</text:p>
          </table:table-cell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Biblioteca para codificação/decodificação de mensagens no formato FIX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/>
        </table:table-row>
        <table:table-row table:style-name="ro1">
          <table:table-cell office:value-type="string" calcext:value-type="string">
            <text:p>market_data</text:p>
          </table:table-cell>
          <table:table-cell office:value-type="string" calcext:value-type="string">
            <text:p>Servico para prover dados do mercado aos sistemas cliente</text:p>
          </table:table-cell>
        </table:table-row>
      </table:table>
      <table:table table:name="Cenario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019" table:default-cell-style-name="ce6"/>
        <table:table-row table:style-name="ro1">
          <table:table-cell table:style-name="ce2" office:value-type="string" calcext:value-type="string" table:number-columns-spanned="1" table:number-rows-spanned="2">
            <text:p>Cenário</text:p>
          </table:table-cell>
          <table:table-cell table:style-name="ce2" office:value-type="string" calcext:value-type="string" table:number-columns-spanned="1" table:number-rows-spanned="2">
            <text:p>Descriçã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number-columns-repeated="1021"/>
        </table:table-row>
        <table:table-row table:style-name="ro1">
          <table:covered-table-cell table:number-columns-repeated="3" table:style-name="ce2"/>
          <table:table-cell office:value-type="string" calcext:value-type="string">
            <text:p>Desenvolver</text:p>
          </table:table-cell>
          <table:table-cell office:value-type="string" calcext:value-type="string">
            <text:p>Concluí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Mensagens de Sessão</text:p>
          </table:table-cell>
          <table:table-cell table:style-name="ce4" office:value-type="string" calcext:value-type="string">
            <text:p>Testar as mensagens FIX de sessão, disponíveis no UMDF PUMA </text:p>
          </table:table-cell>
          <table:table-cell table:content-validation-name="val1" office:value-type="string" calcext:value-type="string">
            <text:p>Sim</text:p>
          </table:table-cell>
          <table:table-cell table:formula="of:=[.G3]/[.F3]" office:value-type="float" office:value="0" calcext:value-type="float">
            <text:p>0</text:p>
          </table:table-cell>
          <table:table-cell table:formula="of:=['UMDF - Casos de Teste'.E7]" office:value-type="float" office:value="1" calcext:value-type="float">
            <text:p>1</text:p>
          </table:table-cell>
          <table:table-cell table:formula="of:=['UMDF - Casos de Teste'.F7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Fases do Pregão</text:p>
          </table:table-cell>
          <table:table-cell table:style-name="ce4" office:value-type="string" calcext:value-type="string">
            <text:p>Passar por todas as Fases do Pregão e Estados de Instrumentos </text:p>
          </table:table-cell>
          <table:table-cell table:content-validation-name="val1" office:value-type="string" calcext:value-type="string">
            <text:p>Sim</text:p>
          </table:table-cell>
          <table:table-cell table:formula="of:=[.G4]/[.F4]" office:value-type="float" office:value="0" calcext:value-type="float">
            <text:p>0</text:p>
          </table:table-cell>
          <table:table-cell table:formula="of:=['UMDF - Casos de Teste'.E11]+['UMDF - Casos de Teste'.E19]+['UMDF - Casos de Teste'.E33]+['UMDF - Casos de Teste'.E43]+['UMDF - Casos de Teste'.E49]+['UMDF - Casos de Teste'.E58]+['UMDF - Casos de Teste'.E67]" office:value-type="float" office:value="12" calcext:value-type="float">
            <text:p>12</text:p>
          </table:table-cell>
          <table:table-cell table:formula="of:=['UMDF - Casos de Teste'.F11]+['UMDF - Casos de Teste'.F19]+['UMDF - Casos de Teste'.F33]+['UMDF - Casos de Teste'.F43]+['UMDF - Casos de Teste'.F49]+['UMDF - Casos de Teste'.F58]+['UMDF - Casos de Teste'.F67]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</text:p>
          </table:table-cell>
          <table:table-cell office:value-type="string" calcext:value-type="string">
            <text:p>Notícias</text:p>
          </table:table-cell>
          <table:table-cell table:style-name="ce4" office:value-type="string" calcext:value-type="string">
            <text:p>Receber mensagens de Notícias nos canais regulares e no Canal de Notícias </text:p>
          </table:table-cell>
          <table:table-cell table:content-validation-name="val1" office:value-type="string" calcext:value-type="string">
            <text:p>Sim</text:p>
          </table:table-cell>
          <table:table-cell table:style-name="Default" table:formula="of:=[.G5]/[.F5]" office:value-type="float" office:value="0" calcext:value-type="float">
            <text:p>0</text:p>
          </table:table-cell>
          <table:table-cell table:formula="of:=['UMDF - Casos de Teste'.E73]+['UMDF - Casos de Teste'.E77]" office:value-type="float" office:value="2" calcext:value-type="float">
            <text:p>2</text:p>
          </table:table-cell>
          <table:table-cell table:formula="of:=['UMDF - Casos de Teste'.F73]+['UMDF - Casos de Teste'.F77]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Recuperação de dados do mercado</text:p>
          </table:table-cell>
          <table:table-cell table:style-name="ce4" office:value-type="string" calcext:value-type="string">
            <text:p>Simular a recuperação de dados de mercado por mensagens de Snapshot e TCP Recovery </text:p>
          </table:table-cell>
          <table:table-cell table:content-validation-name="val1" office:value-type="string" calcext:value-type="string">
            <text:p>Sim</text:p>
          </table:table-cell>
          <table:table-cell table:style-name="Default" table:formula="of:=[.G6]/[.F6]" office:value-type="float" office:value="0" calcext:value-type="float">
            <text:p>0</text:p>
          </table:table-cell>
          <table:table-cell table:formula="of:=['UMDF - Casos de Teste'.E81]+['UMDF - Casos de Teste'.E88]+['UMDF - Casos de Teste'.E94]" office:value-type="float" office:value="5" calcext:value-type="float">
            <text:p>5</text:p>
          </table:table-cell>
          <table:table-cell table:formula="of:=['UMDF - Casos de Teste'.F81]+['UMDF - Casos de Teste'.F88]+['UMDF - Casos de Teste'.F94]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>
            <text:p>Estratégias</text:p>
          </table:table-cell>
          <table:table-cell table:style-name="ce4" office:value-type="string" calcext:value-type="string">
            <text:p>Verificar mensagens de difusão de dados para EDS e UDS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F</text:p>
          </table:table-cell>
          <table:table-cell office:value-type="string" calcext:value-type="string">
            <text:p>Empréstimo de títulos (BTC)</text:p>
          </table:table-cell>
          <table:table-cell table:style-name="ce4" office:value-type="string" calcext:value-type="string">
            <text:p>Validar mensagens de difusão de dados do BTC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G</text:p>
          </table:table-cell>
          <table:table-cell office:value-type="string" calcext:value-type="string">
            <text:p>Renda Fixa (Bovespa Fix)</text:p>
          </table:table-cell>
          <table:table-cell table:style-name="ce4" office:value-type="string" calcext:value-type="string">
            <text:p>Validar o tratamento de mensagens de difusão de dados de Renda Fixa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3"/>
          <table:table-cell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">
            <text:p>Cenário</text:p>
          </table:table-cell>
          <table:table-cell table:style-name="ce2" office:value-type="string" calcext:value-type="string" table:number-columns-spanned="1" table:number-rows-spanned="2">
            <text:p>Descriçã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content-validation-name="val1"/>
          <table:table-cell table:number-columns-repeated="1020"/>
        </table:table-row>
        <table:table-row table:style-name="ro1">
          <table:covered-table-cell table:number-columns-repeated="2" table:style-name="ce2"/>
          <table:covered-table-cell table:style-name="ce5"/>
          <table:table-cell table:content-validation-name="val1"/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rdens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6]/[.F16]" office:value-type="float" office:value="0" calcext:value-type="float">
            <text:p>0</text:p>
          </table:table-cell>
          <table:table-cell table:formula="of:=['EntryPoint - Casos de Teste'.E7]+['EntryPoint - Casos de Teste'.E20]+['EntryPoint - Casos de Teste'.E31]+['EntryPoint - Casos de Teste'.E39]+['EntryPoint - Casos de Teste'.E51]" office:value-type="float" office:value="40" calcext:value-type="float">
            <text:p>40</text:p>
          </table:table-cell>
          <table:table-cell table:formula="of:=['EntryPoint - Casos de Teste'.F7]+['EntryPoint - Casos de Teste'.F20]+['EntryPoint - Casos de Teste'.F31]+['EntryPoint - Casos de Teste'.F39]+['EntryPoint - Casos de Teste'.F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rdens a Mercado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7]/[.F17]" office:value-type="float" office:value="0" calcext:value-type="float">
            <text:p>0</text:p>
          </table:table-cell>
          <table:table-cell table:formula="of:=['EntryPoint - Casos de Teste'.E57]+['EntryPoint - Casos de Teste'.E68]+['EntryPoint - Casos de Teste'.E79]+['EntryPoint - Casos de Teste'.E86]+['EntryPoint - Casos de Teste'.E96]" office:value-type="float" office:value="40" calcext:value-type="float">
            <text:p>40</text:p>
          </table:table-cell>
          <table:table-cell table:formula="of:=['EntryPoint - Casos de Teste'.F57]+['EntryPoint - Casos de Teste'.F68]+['EntryPoint - Casos de Teste'.F79]+['EntryPoint - Casos de Teste'.F86]+['EntryPoint - Casos de Teste'.F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rdens a Mercado com Proteção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8]/[.F18]" office:value-type="float" office:value="0" calcext:value-type="float">
            <text:p>0</text:p>
          </table:table-cell>
          <table:table-cell table:formula="of:=['EntryPoint - Casos de Teste'.E102]+['EntryPoint - Casos de Teste'.E114]+['EntryPoint - Casos de Teste'.E126]+['EntryPoint - Casos de Teste'.E133]+['EntryPoint - Casos de Teste'.E144]+['EntryPoint - Casos de Teste'.E151]" office:value-type="float" office:value="47" calcext:value-type="float">
            <text:p>47</text:p>
          </table:table-cell>
          <table:table-cell table:formula="of:=['EntryPoint - Casos de Teste'.F102]+['EntryPoint - Casos de Teste'.F114]+['EntryPoint - Casos de Teste'.F126]+['EntryPoint - Casos de Teste'.F133]+['EntryPoint - Casos de Teste'.F144]+['EntryPoint - Casos de Teste'.F1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rdens Stop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9]/[.F19]" office:value-type="float" office:value="0" calcext:value-type="float">
            <text:p>0</text:p>
          </table:table-cell>
          <table:table-cell table:formula="of:=['EntryPoint - Casos de Teste'.E157]+['EntryPoint - Casos de Teste'.E163]+['EntryPoint - Casos de Teste'.E169]" office:value-type="float" office:value="12" calcext:value-type="float">
            <text:p>12</text:p>
          </table:table-cell>
          <table:table-cell table:formula="of:=['EntryPoint - Casos de Teste'.F157]+['EntryPoint - Casos de Teste'.F163]+['EntryPoint - Casos de Teste'.F1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dens Stop com Proteção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20]/[.F20]" office:value-type="float" office:value="0" calcext:value-type="float">
            <text:p>0</text:p>
          </table:table-cell>
          <table:table-cell table:formula="of:=['EntryPoint - Casos de Teste'.E175]+['EntryPoint - Casos de Teste'.E182]+['EntryPoint - Casos de Teste'.E189]" office:value-type="float" office:value="15" calcext:value-type="float">
            <text:p>15</text:p>
          </table:table-cell>
          <table:table-cell table:formula="of:=['EntryPoint - Casos de Teste'.F175]+['EntryPoint - Casos de Teste'.F182]+['EntryPoint - Casos de Teste'.F1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rdem de Repass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rdem Diret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dificação de Cont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egistro de Ordens – Quantidade Mínim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egistro de Ordens – Quantidade Aparent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rdens com Instrumento Reservad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rdens HFT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/>
          <table:table-cell table:formula="of:=['EntryPoint - Casos de Teste'.E196]" office:value-type="float" office:value="1" calcext:value-type="float">
            <text:p>1</text:p>
          </table:table-cell>
          <table:table-cell table:formula="of:=['EntryPoint - Casos de Teste'.F1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rdens MOC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EntryPoint Lin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lf Trade Prevention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perações de Mercad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rm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xercicio e Bloquei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ancelamento em desconexã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riação e Negociação de Estratégias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ssage Replay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/>
          <table:table-cell table:formula="of:=['EntryPoint - Casos de Teste'.E199]" office:value-type="float" office:value="2" calcext:value-type="float">
            <text:p>2</text:p>
          </table:table-cell>
          <table:table-cell table:formula="of:=['EntryPoint - Casos de Teste'.F1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arket Maker Protection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 table:number-rows-repeated="8">
          <table:table-cell table:number-columns-repeated="3"/>
          <table:table-cell table:content-validation-name="val1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DF - Casos de Teste" table:style-name="ta1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[.E7]+[.E11]+[.E19]+[.E33]+[.E43]+[.E49]+[.E58]+[.E67]+[.E73]+[.E77]+[.E81]+[.E88]+[.E9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idos</text:p>
          </table:table-cell>
          <table:table-cell table:formula="of:=[.F7]+[.F11]+[.F19]+[.F33]+[.F43]+[.F49]+[.F58]+[.F67]+[.F73]+[.F77]+[.F81]+[.F88]+[.F9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asso</text:p>
          </table:table-cell>
          <table:table-cell table:style-name="ce7" office:value-type="string" calcext:value-type="string">
            <text:p>Desenvolver</text:p>
          </table:table-cell>
          <table:table-cell table:style-name="ce7" office:value-type="string" calcext:value-type="string">
            <text:p>Status</text:p>
          </table:table-cell>
          <table:table-cell table:style-name="ce7"/>
          <table:table-cell table:style-name="ce7" office:value-type="string" calcext:value-type="string">
            <text:p>Quantidade</text:p>
          </table:table-cell>
          <table:table-cell table:style-name="ce7" office:value-type="string" calcext:value-type="string">
            <text:p>Concluido</text:p>
          </table:table-cell>
          <table:table-cell table:style-name="ce7" table:number-columns-repeated="1018"/>
        </table:table-row>
        <table:table-row table:style-name="ro1">
          <table:table-cell table:style-name="ce8"/>
          <table:table-cell table:style-name="ce8" table:content-validation-name="val2"/>
          <table:table-cell table:style-name="ce8" table:content-validation-name="val3"/>
          <table:table-cell table:style-name="ce8"/>
          <table:table-cell table:style-name="ce10" table:formula="of:=COUNTIF([.B7:.B9];&quot;Sim&quot;)" office:value-type="float" office:value="1" calcext:value-type="float">
            <text:p>1</text:p>
          </table:table-cell>
          <table:table-cell table:style-name="ce10" table:formula="of:=COUNTIF([.C7:.C9];&quot;OK&quot;)" office:value-type="float" office:value="0" calcext:value-type="float">
            <text:p>0</text:p>
          </table:table-cell>
          <table:table-cell table:style-name="ce8" table:number-columns-repeated="1018"/>
        </table:table-row>
        <table:table-row table:style-name="ro1">
          <table:table-cell table:style-name="ce9" office:value-type="string" calcext:value-type="string">
            <text:p>A.1</text:p>
          </table:table-cell>
          <table:table-cell table:style-name="ce9" table:content-validation-name="val2" office:value-type="string" calcext:value-type="string">
            <text:p>Sim</text:p>
          </table:table-cell>
          <table:table-cell table:style-name="ce9" table:content-validation-name="val3" office:value-type="string" calcext:value-type="string">
            <text:p>NC</text:p>
          </table:table-cell>
          <table:table-cell table:style-name="ce9"/>
          <table:table-cell table:number-columns-repeated="2"/>
          <table:table-cell table:style-name="ce9" table:number-columns-repeated="1018"/>
        </table:table-row>
        <table:table-row table:style-name="ro1">
          <table:table-cell office:value-type="string" calcext:value-type="string">
            <text:p>A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12:.B17];&quot;Sim&quot;)" office:value-type="float" office:value="0" calcext:value-type="float">
            <text:p>0</text:p>
          </table:table-cell>
          <table:table-cell table:style-name="ce10" table:formula="of:=COUNTIF([.C12:.C1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B1.1</text:p>
          </table:table-cell>
          <table:table-cell table:style-name="ce9" table:content-validation-name="val2" office:value-type="string" calcext:value-type="string">
            <text:p>Não</text:p>
          </table:table-cell>
          <table:table-cell table:style-name="ce9" table:content-validation-name="val3" office:value-type="string" calcext:value-type="string">
            <text:p>NC</text:p>
          </table:table-cell>
          <table:table-cell table:style-name="ce9"/>
          <table:table-cell table:number-columns-repeated="2"/>
          <table:table-cell table:style-name="ce9" table:number-columns-repeated="1018"/>
        </table:table-row>
        <table:table-row table:style-name="ro1">
          <table:table-cell office:value-type="string" calcext:value-type="string">
            <text:p>B1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20:.B31];&quot;Sim&quot;)" office:value-type="float" office:value="12" calcext:value-type="float">
            <text:p>12</text:p>
          </table:table-cell>
          <table:table-cell table:style-name="ce10" table:formula="of:=COUNTIF([.C20:.C31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2.1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3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4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5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6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7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8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9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0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1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34:.B41];&quot;Sim&quot;)" office:value-type="float" office:value="0" calcext:value-type="float">
            <text:p>0</text:p>
          </table:table-cell>
          <table:table-cell table:style-name="ce10" table:formula="of:=COUNTIF([.C34:.C41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3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8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44:.B47];&quot;Sim&quot;)" office:value-type="float" office:value="0" calcext:value-type="float">
            <text:p>0</text:p>
          </table:table-cell>
          <table:table-cell table:style-name="ce10" table:formula="of:=COUNTIF([.C44:.C4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4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50:.B56];&quot;Sim&quot;)" office:value-type="float" office:value="0" calcext:value-type="float">
            <text:p>0</text:p>
          </table:table-cell>
          <table:table-cell table:style-name="ce10" table:formula="of:=COUNTIF([.C50:.C56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5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6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59:.B65];&quot;Sim&quot;)" office:value-type="float" office:value="0" calcext:value-type="float">
            <text:p>0</text:p>
          </table:table-cell>
          <table:table-cell table:style-name="ce10" table:formula="of:=COUNTIF([.C59:.C65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6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B7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68:.B71];&quot;Sim&quot;)" office:value-type="float" office:value="0" calcext:value-type="float">
            <text:p>0</text:p>
          </table:table-cell>
          <table:table-cell table:style-name="ce10" table:formula="of:=COUNTIF([.C68:.C71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7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74:.B75];&quot;Sim&quot;)" office:value-type="float" office:value="2" calcext:value-type="float">
            <text:p>2</text:p>
          </table:table-cell>
          <table:table-cell table:style-name="ce10" table:formula="of:=COUNTIF([.C74:.C75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C1.1</text:p>
          </table:table-cell>
          <table:table-cell table:style-name="ce9" table:content-validation-name="val2" office:value-type="string" calcext:value-type="string">
            <text:p>Sim</text:p>
          </table:table-cell>
          <table:table-cell table:style-name="ce9" table:content-validation-name="val3" office:value-type="string" calcext:value-type="string">
            <text:p>NC</text:p>
          </table:table-cell>
          <table:table-cell table:style-name="ce9"/>
          <table:table-cell table:number-columns-repeated="2"/>
          <table:table-cell table:style-name="ce9" table:number-columns-repeated="1018"/>
        </table:table-row>
        <table:table-row table:style-name="ro1">
          <table:table-cell office:value-type="string" calcext:value-type="string">
            <text:p>C1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78:.B79];&quot;Sim&quot;)" office:value-type="float" office:value="0" calcext:value-type="float">
            <text:p>0</text:p>
          </table:table-cell>
          <table:table-cell table:style-name="ce10" table:formula="of:=COUNTIF([.C78:.C79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2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82:.B86];&quot;Sim&quot;)" office:value-type="float" office:value="5" calcext:value-type="float">
            <text:p>5</text:p>
          </table:table-cell>
          <table:table-cell table:style-name="ce10" table:formula="of:=COUNTIF([.C82:.C86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D1.1</text:p>
          </table:table-cell>
          <table:table-cell table:style-name="ce9" table:content-validation-name="val2" office:value-type="string" calcext:value-type="string">
            <text:p>Sim</text:p>
          </table:table-cell>
          <table:table-cell table:style-name="ce9" table:content-validation-name="val3" office:value-type="string" calcext:value-type="string">
            <text:p>NC</text:p>
          </table:table-cell>
          <table:table-cell table:style-name="ce9"/>
          <table:table-cell table:number-columns-repeated="2"/>
          <table:table-cell table:style-name="ce9" table:number-columns-repeated="1018"/>
        </table:table-row>
        <table:table-row table:style-name="ro1">
          <table:table-cell office:value-type="string" calcext:value-type="string">
            <text:p>D1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3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4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5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89:.B92];&quot;Sim&quot;)" office:value-type="float" office:value="0" calcext:value-type="float">
            <text:p>0</text:p>
          </table:table-cell>
          <table:table-cell table:style-name="ce10" table:formula="of:=COUNTIF([.C89:.C92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D2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10" table:content-validation-name="val2"/>
          <table:table-cell table:style-name="ce10" table:content-validation-name="val3"/>
          <table:table-cell table:style-name="ce10"/>
          <table:table-cell table:style-name="ce10" table:formula="of:=COUNTIF([.B95:.B100];&quot;Sim&quot;)" office:value-type="float" office:value="0" calcext:value-type="float">
            <text:p>0</text:p>
          </table:table-cell>
          <table:table-cell table:style-name="ce10" table:formula="of:=COUNTIF([.C95:.C100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D3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 table:number-rows-repeated="29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2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EntryPoint - Casos de Teste" table:style-name="ta1"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" table:default-cell-style-name="Default"/>
        <table:table-column table:style-name="co9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</text:p>
          </table:table-cell>
          <table:table-cell table:formula="of:=[.E7]+[.E20]+[.E31]+[.E39]+[.E51]+[.E57]+[.E68]+[.E79]+[.E86]+[.E96]+[.E102]+[.E114]+[.E126]+[.E133]+[.E144]+[.E151]+[.E157]+[.E163]+[.E169]+[.E175]+[.E182]+[.E189]+[.E196]+[.E199]"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cluídos</text:p>
          </table:table-cell>
          <table:table-cell table:formula="of:=[.F7]+[.F20]+[.F31]+[.F39]+[.F51]+[.F57]+[.F68]+[.F79]+[.F86]+[.F96]+[.F102]+[.F114]+[.F126]+[.F133]+[.F144]+[.F151]+[.F157]+[.F163]+[.F169]+[.F175]+[.F182]+[.F189]+[.F196]+[.F199]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asso</text:p>
          </table:table-cell>
          <table:table-cell table:style-name="ce7" office:value-type="string" calcext:value-type="string">
            <text:p>Desenvolver</text:p>
          </table:table-cell>
          <table:table-cell table:style-name="ce7" office:value-type="string" calcext:value-type="string">
            <text:p>Status</text:p>
          </table:table-cell>
          <table:table-cell table:style-name="ce7"/>
          <table:table-cell table:style-name="ce7" office:value-type="string" calcext:value-type="string">
            <text:p>Quantidade</text:p>
          </table:table-cell>
          <table:table-cell table:style-name="ce7" office:value-type="string" calcext:value-type="string">
            <text:p>Concluido</text:p>
          </table:table-cell>
          <table:table-cell table:style-name="ce7" table:number-columns-repeated="1018"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10" table:number-columns-repeated="3"/>
          <table:table-cell table:style-name="ce10" table:formula="of:=COUNTIF([.B8:.B18];&quot;Sim&quot;)" office:value-type="float" office:value="11" calcext:value-type="float">
            <text:p>11</text:p>
          </table:table-cell>
          <table:table-cell table:style-name="ce10" table:formula="of:=COUNTIF([.C8:.C18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A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1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A2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21:.B29];&quot;Sim&quot;)" office:value-type="float" office:value="9" calcext:value-type="float">
            <text:p>9</text:p>
          </table:table-cell>
          <table:table-cell table:style-name="ce10" table:formula="of:=COUNTIF([.C21:.C29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A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A3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32:.B37];&quot;Sim&quot;)" office:value-type="float" office:value="6" calcext:value-type="float">
            <text:p>6</text:p>
          </table:table-cell>
          <table:table-cell table:style-name="ce10" table:formula="of:=COUNTIF([.C32:.C3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A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A4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40:.B49];&quot;Sim&quot;)" office:value-type="float" office:value="10" calcext:value-type="float">
            <text:p>10</text:p>
          </table:table-cell>
          <table:table-cell table:style-name="ce10" table:formula="of:=COUNTIF([.C40:.C49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A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A5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52:.B55];&quot;Sim&quot;)" office:value-type="float" office:value="4" calcext:value-type="float">
            <text:p>4</text:p>
          </table:table-cell>
          <table:table-cell table:style-name="ce10" table:formula="of:=COUNTIF([.C52:.C55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A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58:.B66];&quot;Sim&quot;)" office:value-type="float" office:value="9" calcext:value-type="float">
            <text:p>9</text:p>
          </table:table-cell>
          <table:table-cell table:style-name="ce10" table:formula="of:=COUNTIF([.C58:.C66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69:.B77];&quot;Sim&quot;)" office:value-type="float" office:value="9" calcext:value-type="float">
            <text:p>9</text:p>
          </table:table-cell>
          <table:table-cell table:style-name="ce10" table:formula="of:=COUNTIF([.C69:.C7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80:.B84];&quot;Sim&quot;)" office:value-type="float" office:value="5" calcext:value-type="float">
            <text:p>5</text:p>
          </table:table-cell>
          <table:table-cell table:style-name="ce10" table:formula="of:=COUNTIF([.C80:.C84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87:.B94];&quot;Sim&quot;)" office:value-type="float" office:value="8" calcext:value-type="float">
            <text:p>8</text:p>
          </table:table-cell>
          <table:table-cell table:style-name="ce10" table:formula="of:=COUNTIF([.C87:.C94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97:.B107];&quot;Sim&quot;)" office:value-type="float" office:value="9" calcext:value-type="float">
            <text:p>9</text:p>
          </table:table-cell>
          <table:table-cell table:style-name="ce10" table:formula="of:=COUNTIF([.C97:.C10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B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03:.B113];&quot;Sim&quot;)" office:value-type="float" office:value="10" calcext:value-type="float">
            <text:p>10</text:p>
          </table:table-cell>
          <table:table-cell table:style-name="ce10" table:formula="of:=COUNTIF([.C103:.C113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15:.B125];&quot;Sim&quot;)" office:value-type="float" office:value="10" calcext:value-type="float">
            <text:p>10</text:p>
          </table:table-cell>
          <table:table-cell table:style-name="ce10" table:formula="of:=COUNTIF([.C115:.C125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27:.B137];&quot;Sim&quot;)" office:value-type="float" office:value="9" calcext:value-type="float">
            <text:p>9</text:p>
          </table:table-cell>
          <table:table-cell table:style-name="ce10" table:formula="of:=COUNTIF([.C127:.C13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34:.B144];&quot;Sim&quot;)" office:value-type="float" office:value="9" calcext:value-type="float">
            <text:p>9</text:p>
          </table:table-cell>
          <table:table-cell table:style-name="ce10" table:formula="of:=COUNTIF([.C134:.C144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45:.B149];&quot;Sim&quot;)" office:value-type="float" office:value="5" calcext:value-type="float">
            <text:p>5</text:p>
          </table:table-cell>
          <table:table-cell table:style-name="ce10" table:formula="of:=COUNTIF([.C145:.C149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C6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52:.B155];&quot;Sim&quot;)" office:value-type="float" office:value="4" calcext:value-type="float">
            <text:p>4</text:p>
          </table:table-cell>
          <table:table-cell table:style-name="ce10" table:formula="of:=COUNTIF([.C152:.C155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C6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58:.B161];&quot;Sim&quot;)" office:value-type="float" office:value="4" calcext:value-type="float">
            <text:p>4</text:p>
          </table:table-cell>
          <table:table-cell table:style-name="ce10" table:formula="of:=COUNTIF([.C158:.C161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D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64:.B167];&quot;Sim&quot;)" office:value-type="float" office:value="4" calcext:value-type="float">
            <text:p>4</text:p>
          </table:table-cell>
          <table:table-cell table:style-name="ce10" table:formula="of:=COUNTIF([.C164:.C16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D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70:.B173];&quot;Sim&quot;)" office:value-type="float" office:value="4" calcext:value-type="float">
            <text:p>4</text:p>
          </table:table-cell>
          <table:table-cell table:style-name="ce10" table:formula="of:=COUNTIF([.C170:.C173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D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E1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76:.B180];&quot;Sim&quot;)" office:value-type="float" office:value="5" calcext:value-type="float">
            <text:p>5</text:p>
          </table:table-cell>
          <table:table-cell table:style-name="ce10" table:formula="of:=COUNTIF([.C176:.C180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E2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83:.B187];&quot;Sim&quot;)" office:value-type="float" office:value="5" calcext:value-type="float">
            <text:p>5</text:p>
          </table:table-cell>
          <table:table-cell table:style-name="ce10" table:formula="of:=COUNTIF([.C183:.C18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E3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90:.B194];&quot;Sim&quot;)" office:value-type="float" office:value="5" calcext:value-type="float">
            <text:p>5</text:p>
          </table:table-cell>
          <table:table-cell table:style-name="ce10" table:formula="of:=COUNTIF([.C190:.C194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197:.B197];&quot;Sim&quot;)" office:value-type="float" office:value="1" calcext:value-type="float">
            <text:p>1</text:p>
          </table:table-cell>
          <table:table-cell table:style-name="ce10" table:formula="of:=COUNTIF([.C197:.C197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M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10" office:value-type="string" calcext:value-type="string">
            <text:p>V</text:p>
          </table:table-cell>
          <table:table-cell table:style-name="ce8" table:content-validation-name="val4"/>
          <table:table-cell table:style-name="ce8" table:content-validation-name="val6"/>
          <table:table-cell table:style-name="ce10"/>
          <table:table-cell table:style-name="ce10" table:formula="of:=COUNTIF([.B200:.B201];&quot;Sim&quot;)" office:value-type="float" office:value="2" calcext:value-type="float">
            <text:p>2</text:p>
          </table:table-cell>
          <table:table-cell table:style-name="ce10" table:formula="of:=COUNTIF([.C200:.C201];&quot;OK&quot;)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V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7"/>
          <table:table-cell table:number-columns-repeated="1021"/>
        </table:table-row>
        <table:table-row table:style-name="ro1">
          <table:table-cell table:style-name="ce10"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 table:content-validation-name="val5"/>
          <table:table-cell table:number-columns-repeated="1022"/>
        </table:table-row>
      </table:table>
      <table:table table:name="Dados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3" table:number-columns-repeated="1021" table:default-cell-style-name="ce6"/>
        <table:table-row table:style-name="ro1">
          <table:table-cell table:style-name="ce11" office:value-type="string" calcext:value-type="string">
            <text:p>Opcao</text:p>
          </table:table-cell>
          <table:table-cell table:style-name="ce11" office:value-type="string" calcext:value-type="string">
            <text:p>Statu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C</text:p>
          </table:table-cell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Forms</text:p>
          </table:table-cell>
          <table:table-cell table:number-columns-repeated="3"/>
          <table:table-cell office:value-type="string" calcext:value-type="string">
            <text:p>Trad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aceOrderForm</text:p>
          </table:table-cell>
        </table:table-row>
        <table:table-row table:style-name="ro2">
          <table:table-cell office:value-type="string" calcext:value-type="string">
            <text:p>ProgramForm</text:p>
          </table:table-cell>
          <table:table-cell table:number-columns-repeated="3"/>
          <table:table-cell office:value-type="string" calcext:value-type="string">
            <text:p>Times&amp;Trades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epOfMarket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t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lumeAtPriceForm</text:p>
          </table:table-cell>
        </table:table-row>
      </table:table>
      <table:table table:name="Layout CPA-VDA" table:style-name="ta1">
        <table:table-column table:style-name="co20" table:default-cell-style-name="ce12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3" table:number-columns-repeated="1020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3" office:value-type="string" calcext:value-type="string">
            <text:p>Coluna</text:p>
          </table:table-cell>
          <table:table-cell table:style-name="ce16" office:value-type="string" calcext:value-type="string">
            <text:p>Posição inicial</text:p>
          </table:table-cell>
          <table:table-cell table:style-name="ce16" office:value-type="string" calcext:value-type="string">
            <text:p>Tamanho</text:p>
          </table:table-cell>
          <table:table-cell table:style-name="ce7" office:value-type="string" calcext:value-type="string">
            <text:p>Descrição</text:p>
          </table:table-cell>
          <table:table-cell table:style-name="ce18" table:number-columns-repeated="1020"/>
        </table:table-row>
        <table:table-row table:style-name="ro2">
          <table:table-cell table:style-name="ce14" office:value-type="string" calcext:value-type="string">
            <text:p>Data Sessã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ata da Sessã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ímbolo do Instrumento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Símbolo do Instrumento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Sentido Of.Venda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Indicador de Sentido da Ordem: </text:p>
            <text:p>"1" – compra</text:p>
            <text:p>"2" - venda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quência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de Sequência da Oferta</text:p>
          </table:table-cell>
          <table:table-cell table:number-columns-repeated="1020"/>
        </table:table-row>
        <table:table-row table:style-name="ro7">
          <table:table-cell table:style-name="ce14" office:value-type="string" calcext:value-type="string">
            <text:p>GenerationID - Of.Venda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de geração (GenerationID) da Oferta de Venda. </text:p>
            <text:p>Quando um negócio for gerado por 2 ofertas com quantidade escondida e isso gerar "n" linhas será gravado aqui a maior geração (para Código de Bolsa "Bovespa" valor fixo = 1).</text:p>
          </table:table-cell>
          <table:table-cell table:number-columns-repeated="1020"/>
        </table:table-row>
        <table:table-row table:style-name="ro8">
          <table:table-cell table:style-name="ce14" office:value-type="string" calcext:value-type="string">
            <text:p>Cód do Evento da Of.Venda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Código do Evento da Ordem: </text:p>
            <text:p>1 – New</text:p>
            <text:p>2 – Update</text:p>
            <text:p>3 - Cancel - Solicitado pelo participante </text:p>
            <text:p>4 – Trade</text:p>
            <text:p>5 - Reentry - Processo interno (quantidade escondida)</text:p>
            <text:p>6 - New Stop Price</text:p>
            <text:p>7 – Reject</text:p>
            <text:p>8 - Remove - Removida pelo Sistema (final de dia ou quando é totalmente fechada)</text:p>
            <text:p>9 - Stop Price Triggered</text:p>
            <text:p>11 - Expire - Oferta com validade expirada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Hora Prioridad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Hora de registro da oferta no sistema (no formato, HH:MM:SS.NNN), utilizada como indicadora de prioridade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Ind de Prioridade Of.Venda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dicador de Prioridade. Além do preço é a ordem para aparecer no Order Book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reço Of.Venda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Preço da Oferta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td.Total Of.Venda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Quantidade Total da Oferta. Se tiver alteração ela reflete a nova quantidade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td.Negociada Of.Venda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Quantidade Negociada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ta Oferta Venda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ata de Inclusão da Oferta. Pode ser uma data anterior à Data da Sessão, quando se tratar de uma Oferta com Validade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ta de Entrada Of.Venda</text:p>
          </table:table-cell>
          <table:table-cell table:style-name="ce17" office:value-type="float" office:value="198" calcext:value-type="float">
            <text:p>198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Data/Hora de Entrada da Oferta (formato: DD/MM/AAAA HH:MM:SS)</text:p>
          </table:table-cell>
          <table:table-cell table:number-columns-repeated="1020"/>
        </table:table-row>
        <table:table-row table:style-name="ro9">
          <table:table-cell table:style-name="ce14" office:value-type="string" calcext:value-type="string">
            <text:p>Estado Of.Venda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Indicador de Estado da Ordem:</text:p>
            <text:p>0 – Novo</text:p>
            <text:p>1 - Negociada parcialmente</text:p>
            <text:p>2 - Totalmente executada</text:p>
            <text:p>4 – Cancelada</text:p>
            <text:p>5 – Modificada</text:p>
            <text:p>8  - Rejeitada</text:p>
            <text:p>C - Expirada</text:p>
          </table:table-cell>
          <table:table-cell table:number-columns-repeated="1020"/>
        </table:table-row>
        <table:table-row table:style-name="ro10">
          <table:table-cell table:style-name="ce14" office:value-type="string" calcext:value-type="string">
            <text:p>Condição Oferta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Código que identifica a condição da oferta. Pode ser: </text:p>
            <text:p>0 - Oferta Neutra - é aquela que entra no mercado e não fecha com oferta existente.</text:p>
            <text:p>1 - Oferta Agressora - é aquela que ingressa no mercado para fechar com uma oferta existente.</text:p>
            <text:p>2 - Oferta Agredida - é a oferta (existente) que é fechada com uma oferta agressora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rretora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ódigo que identifica univocamente a corretora - Disponível a partir de 03/2014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 NEG" table:style-name="ta1">
        <table:table-column table:style-name="co20" table:default-cell-style-name="Default"/>
        <table:table-column table:style-name="co21" table:default-cell-style-name="ce15"/>
        <table:table-column table:style-name="co22" table:default-cell-style-name="ce15"/>
        <table:table-column table:style-name="co24" table:default-cell-style-name="Default"/>
        <table:table-column table:style-name="co3" table:number-columns-repeated="1020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Coluna</text:p>
          </table:table-cell>
          <table:table-cell table:style-name="ce16" office:value-type="string" calcext:value-type="string">
            <text:p>Posição Inicial</text:p>
          </table:table-cell>
          <table:table-cell table:style-name="ce16" office:value-type="string" calcext:value-type="string">
            <text:p>Tamanho</text:p>
          </table:table-cell>
          <table:table-cell table:style-name="ce7" office:value-type="string" calcext:value-type="string">
            <text:p>Descrição</text:p>
          </table:table-cell>
          <table:table-cell table:style-name="ce7" table:number-columns-repeated="1020"/>
        </table:table-row>
        <table:table-row table:style-name="ro2">
          <table:table-cell table:style-name="ce19" office:value-type="string" calcext:value-type="string">
            <text:p>Data Sessã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ata de sessão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ímbolo do Instrumento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Símbolo do Instrumento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Nr.Negócio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úmero do negócio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Preço Negócio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Preço do negócio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Quantidade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Quantidade negociada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Hora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Horário da negociação (formato HH:MM:SS.NNN)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Ind.Anulação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Indicador de Anulação: </text:p>
            <text:p>"1" – ativo</text:p>
            <text:p>"2" - cancelado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Data Oferta Compra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ata da oferta de compra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eq.Oferta Compra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sequencial da oferta de compra</text:p>
          </table:table-cell>
          <table:table-cell table:number-columns-repeated="1020"/>
        </table:table-row>
        <table:table-row table:style-name="ro7">
          <table:table-cell table:style-name="ce19" office:value-type="string" calcext:value-type="string">
            <text:p>GenerationID - Of.Compra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de geração (GenerationID) da Oferta de compra. </text:p>
            <text:p>Quando um negócio for gerado por 2 ofertas com quantidade escondida e isso gerar "n" linhas será gravado aqui a maior geração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Condição Oferta de Compra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Código que identifica a condição da oferta de compra. Pode ser: 0 - Oferta Neutra - é aquela que entra no mercado e não fecha com oferta existente.</text:p>
            <text:p>1 - Oferta Agressora - é aquela que ingressa no mercado para fechar com uma oferta existente.</text:p>
            <text:p>2 - Oferta Agredida - é a oferta (existente) que é fechada com uma oferta agressora.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Data Oferta Venda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ata da oferta de venda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eq.Oferta Venda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sequencial da oferta de venda</text:p>
          </table:table-cell>
          <table:table-cell table:number-columns-repeated="1020"/>
        </table:table-row>
        <table:table-row table:style-name="ro7">
          <table:table-cell table:style-name="ce19" office:value-type="string" calcext:value-type="string">
            <text:p>GenerationID - Of.Venda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Número de geração (GenerationID) da Oferta de venda. </text:p>
            <text:p>Quando um negócio for gerado por 2 ofertas com quantidade escondida e isso gerar "n" linhas será gravado aqui a maior geração</text:p>
          </table:table-cell>
          <table:table-cell table:number-columns-repeated="1020"/>
        </table:table-row>
        <table:table-row table:style-name="ro10">
          <table:table-cell table:style-name="ce19" office:value-type="string" calcext:value-type="string">
            <text:p>Condição Oferta de Venda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Código que identifica a condição da oferta de venda. Pode ser: </text:p>
            <text:p>0 - Oferta Neutra - é aquela que entra no mercado e não fecha com oferta existente.</text:p>
            <text:p>1 - Oferta Agressora - é aquela que ingressa no mercado para fechar com uma oferta existente.</text:p>
            <text:p>2 - Oferta Agredida - é a oferta (existente) que é fechada com uma oferta agressora.</text:p>
          </table:table-cell>
          <table:table-cell table:number-columns-repeated="1020"/>
        </table:table-row>
        <table:table-row table:style-name="ro6">
          <table:table-cell table:style-name="ce19" office:value-type="string" calcext:value-type="string">
            <text:p>Indicador de direto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Código que identifica se o negócio direto foi intencional:</text:p>
            <text:p>1 – Intencional</text:p>
            <text:p>0 - Não Intencional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orretora Compra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ódigo de identificação da corretora de compra - Disponível a partir de 03/2014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orretora Venda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ódigo de identificação da corretora de venda - Disponível a partir de 03/2014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42:18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0:15:16.005000000</meta:creation-date>
    <dc:date>2016-08-02T11:35:21.480000000</dc:date>
    <meta:editing-duration>P1DT30M13S</meta:editing-duration>
    <meta:editing-cycles>49</meta:editing-cycles>
    <meta:generator>LibreOffice/5.0.2.2$Windows_x86 LibreOffice_project/37b43f919e4de5eeaca9b9755ed688758a8251fe</meta:generator>
    <meta:document-statistic meta:table-count="8" meta:cell-count="1091" meta:object-count="0"/>
  </office:meta>
</office:document-meta>
</file>